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832" calcext:value-type="float">
            <text:p>77.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201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408" calcext:value-type="float">
            <text:p>78.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201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201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201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201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200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200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200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200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200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200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200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200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200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199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62" calcext:value-type="float">
            <text:p>76.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199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199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3992" calcext:value-type="float">
            <text:p>75.3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199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6536" calcext:value-type="float">
            <text:p>75.9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199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2112" calcext:value-type="float">
            <text:p>75.5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199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6184" calcext:value-type="float">
            <text:p>75.3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199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752" calcext:value-type="float">
            <text:p>75.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199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7104" calcext:value-type="float">
            <text:p>75.1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199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128" calcext:value-type="float">
            <text:p>75.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198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604" calcext:value-type="float">
            <text:p>74.9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198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936" calcext:value-type="float">
            <text:p>74.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</text:p>
          </table:table-cell>
          <table:table-cell office:value-type="string" calcext:value-type="string">
            <text:p>NHP-MB-011</text:p>
          </table:table-cell>
          <table:table-cell office:value-type="string" calcext:value-type="string">
            <text:p>198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9632" calcext:value-type="float">
            <text:p>74.7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